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chrift1">
      <style:paragraph-properties>
        <style:tab-stops>
          <style:tab-stop style:position="17cm" style:type="right"/>
        </style:tab-stops>
      </style:paragraph-properties>
    </style:style>
    <style:style style:name="P2" style:family="paragraph" style:parent-style-name="Kopfzeile_5f_OFD">
      <style:paragraph-properties fo:text-align="start" style:justify-single-word="false"/>
      <style:text-properties fo:font-weight="normal"/>
    </style:style>
    <style:style style:name="P3" style:family="paragraph" style:parent-style-name="TextNormal">
      <style:paragraph-properties fo:line-height="100%"/>
      <style:text-properties style:font-name="Times New Roman"/>
    </style:style>
    <style:style style:name="P4" style:family="paragraph" style:parent-style-name="Standard">
      <style:text-properties officeooo:paragraph-rsid="00073b27"/>
    </style:style>
    <style:style style:name="P5" style:family="paragraph" style:parent-style-name="Standard">
      <style:text-properties officeooo:rsid="000e1722" officeooo:paragraph-rsid="000e1722"/>
    </style:style>
    <style:style style:name="P6" style:family="paragraph" style:parent-style-name="Standard">
      <style:text-properties officeooo:rsid="000e1722" officeooo:paragraph-rsid="000edfce"/>
    </style:style>
    <style:style style:name="P7" style:family="paragraph" style:parent-style-name="Standard">
      <style:text-properties officeooo:paragraph-rsid="000edfce"/>
    </style:style>
    <style:style style:name="P8" style:family="paragraph" style:parent-style-name="Standard">
      <style:text-properties officeooo:rsid="00215f99" officeooo:paragraph-rsid="00215f99"/>
    </style:style>
    <style:style style:name="P9" style:family="paragraph" style:parent-style-name="Standard">
      <style:paragraph-properties fo:break-before="page"/>
      <style:text-properties officeooo:rsid="000e1722" officeooo:paragraph-rsid="00215f99"/>
    </style:style>
    <style:style style:name="P10" style:family="paragraph" style:parent-style-name="Standard" style:master-page-name="Hotti">
      <style:paragraph-properties style:page-number="auto"/>
      <style:text-properties officeooo:rsid="0015e409" officeooo:paragraph-rsid="0015e409"/>
    </style:style>
    <style:style style:name="P11" style:family="paragraph" style:parent-style-name="Standard" style:master-page-name="RueckantwortRechts">
      <style:paragraph-properties style:page-number="auto" fo:break-before="page"/>
      <style:text-properties officeooo:rsid="000e1722" officeooo:paragraph-rsid="000e1722"/>
    </style:style>
    <style:style style:name="P12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weight="normal"/>
    </style:style>
    <style:style style:name="T3" style:family="text">
      <style:text-properties fo:background-color="#ffff00" loext:char-shading-value="0"/>
    </style:style>
    <style:style style:name="fr1" style:family="graphic" style:parent-style-name="Frame">
      <style:graphic-properties style:vertical-pos="from-top" style:vertical-rel="paragraph-content" style:horizontal-pos="from-left" style:horizontal-rel="page-content" fo:padding="0cm" fo:border="none" style:shadow="none" draw:shadow-opacity="100%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fo:background-color="#ff0505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Schaltfläche 1" form:control-implementation="ooo:com.sun.star.form.component.CommandButton" xml:id="control1" form:id="control1" form:label="toggle userfield" form:tab-stop="true" office:target-frame="" form:focus-on-click="false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Standard.Module1.Main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Verfügung"/>
        <text:user-field-decl office:value-type="string" office:string-value="&lt;soja type=&quot;ofdh-x-names&quot;/&gt;" text:name="__soja"/>
        <text:user-field-decl office:value-type="string" office:string-value="Entwurf" text:name="Druck1"/>
        <text:user-field-decl office:value-type="string" office:string-value="Reinschrift" text:name="Druck2"/>
        <text:user-field-decl office:value-type="string" office:string-value="&lt;?xml version=&quot;1.0&quot; encoding=&quot;UTF-8&quot;?&gt;&lt;data&gt;&lt;template-local&gt;&lt;Verfügung&gt;0&lt;/Verfügung&gt;&lt;/template-local&gt;&lt;/data&gt;" text:name="__soja_ofd_local"/>
      </text:user-field-decls>
      <text:p text:style-name="P10">First page</text:p>
      <text:p text:style-name="P8">page style should be „Hotti“</text:p>
      <text:p text:style-name="P7"><draw:control text:anchor-type="as-char" draw:z-index="0" draw:name="Form7" draw:style-name="gr1" draw:text-style-name="P12" svg:width="2.632cm" svg:height="1.241cm" draw:control="control1"/></text:p>
      <text:p text:style-name="P7"/>
      <text:p text:style-name="P7"><text:hidden-paragraph text:condition="ooow:true" text:is-hidden="true"/></text:p>
      <text:section text:style-name="Sect1" text:name="Verfügung" text:condition="ooow:Verfügung G 0" text:display="condition">
        <text:p text:style-name="P6"><text:hidden-paragraph text:condition="ooow:true" text:is-hidden="true"/></text:p>
        <text:p text:style-name="P5"/>
        <text:p text:style-name="P9">only visible when userfield Verfügung is 0</text:p>
        <text:p text:style-name="P8">page-style should be „Folgeseite“</text:p>
        <text:p text:style-name="P4"><text:hidden-paragraph text:condition="ooow:true" text:is-hidden="true"/></text:p>
      </text:section>
      <text:p text:style-name="Standard"><text:hidden-paragraph text:condition="ooow:TRUE" text:is-hidden="true"/></text:p>
      <text:section text:style-name="Sect1" text:name="Rueckantwort" text:condition="ooow:Verfügung EQ 0" text:is-hidden="true" text:display="condition">
        <text:p text:style-name="Standard"><text:hidden-paragraph text:condition="ooow:TRUE" text:is-hidden="true"/></text:p>
        <text:p text:style-name="P11">only visible when userfield Verfügung is 1</text:p>
        <text:p text:style-name="P8">page style should be „<text:span text:style-name="T3">RueckantwortRechts</text:span>“</text:p>
        <text:p text:style-name="Standard"><text:hidden-paragraph text:condition="ooow:TRUE" text:is-hidden="true"/></text:p>
      </text:section>
      <text:p text:style-name="Standard"><text:hidden-paragraph text:condition="ooow:TRUE" text:is-hidden="true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Courier New" svg:font-family="'Courier New'" style:font-family-generic="roma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de" fo:country="DE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997cm" style:writing-mode="page"/>
      <style:text-properties fo:color="#000000" style:font-name="Times New Roman" fo:font-size="12pt" fo:language="de" fo:country="D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Standard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499cm" fo:margin-right="0cm" fo:text-indent="0cm" style:auto-text-indent="false"/>
    </style:style>
    <style:style style:name="Salutation" style:family="paragraph" style:parent-style-name="TextNormal" style:class="text"/>
    <style:style style:name="Signature" style:family="paragraph" style:parent-style-name="Standard" style:class="text"/>
    <style:style style:name="List_20_Indent" style:display-name="List Indent" style:family="paragraph" style:parent-style-name="Standard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Heading" style:class="text">
      <style:text-properties fo:font-size="16pt" fo:font-weight="bold"/>
    </style:style>
    <style:style style:name="Heading_20_2" style:display-name="Heading 2" style:family="paragraph" style:parent-style-name="Heading" style:class="text">
      <style:text-properties fo:font-size="14pt" fo:font-style="italic" fo:font-weight="bold"/>
    </style:style>
    <style:style style:name="Heading_20_3" style:display-name="Heading 3" style:family="paragraph" style:parent-style-name="Heading" style:class="text">
      <style:text-properties fo:font-size="14pt" fo:font-weight="bold"/>
    </style:style>
    <style:style style:name="Heading_20_4" style:display-name="Heading 4" style:family="paragraph" style:parent-style-name="Heading" style:class="text">
      <style:text-properties fo:font-size="12pt" fo:font-style="italic" fo:font-weight="bold"/>
    </style:style>
    <style:style style:name="Heading_20_5" style:display-name="Heading 5" style:family="paragraph" style:parent-style-name="Heading" style:class="text">
      <style:text-properties fo:font-size="12pt" fo:font-weight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-left="0.998cm" fo:margin-right="0cm" fo:margin-top="0.423cm" fo:margin-bottom="0.212cm" loext:contextual-spacing="false" fo:text-indent="-0.499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-left="1.498cm" fo:margin-right="0cm" fo:margin-top="0cm" fo:margin-bottom="0.423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-left="1.997cm" fo:margin-right="0cm" fo:margin-top="0.423cm" fo:margin-bottom="0.212cm" loext:contextual-spacing="false" fo:text-indent="-0.499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-left="1.997cm" fo:margin-right="0cm" fo:margin-top="0cm" fo:margin-bottom="0.423cm" loext:contextual-spacing="false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-left="1.997cm" fo:margin-right="0cm" fo:margin-top="0cm" fo:margin-bottom="0.212cm" loext:contextual-spacing="false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Numbering_20_5" style:display-name="Numbering 5" style:family="paragraph" style:parent-style-name="List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List_20_1" style:display-name="List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List_20_1_20_End" style:display-name="List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parent-style-name="List" style:class="list">
      <style:paragraph-properties fo:margin-left="0.998cm" fo:margin-right="0cm" fo:margin-top="0.423cm" fo:margin-bottom="0.212cm" loext:contextual-spacing="false" fo:text-indent="-0.499cm" style:auto-text-indent="false"/>
    </style:style>
    <style:style style:name="List_20_2" style:display-name="List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List_20_2_20_End" style:display-name="List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List_20_3_20_Start" style:display-name="List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List_20_3" style:display-name="List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List_20_3_20_End" style:display-name="List 3 End" style:family="paragraph" style:parent-style-name="List" style:class="list">
      <style:paragraph-properties fo:margin-left="1.498cm" fo:margin-right="0cm" fo:margin-top="0cm" fo:margin-bottom="0.423cm" loext:contextual-spacing="false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parent-style-name="List" style:class="list">
      <style:paragraph-properties fo:margin-left="1.997cm" fo:margin-right="0cm" fo:margin-top="0.423cm" fo:margin-bottom="0.212cm" loext:contextual-spacing="false" fo:text-indent="-0.499cm" style:auto-text-indent="false"/>
    </style:style>
    <style:style style:name="List_20_4" style:display-name="List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List_20_4_20_End" style:display-name="List 4 End" style:family="paragraph" style:parent-style-name="List" style:class="list">
      <style:paragraph-properties fo:margin-left="1.997cm" fo:margin-right="0cm" fo:margin-top="0cm" fo:margin-bottom="0.423cm" loext:contextual-spacing="false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-left="1.997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left" style:display-name="Header left" style:family="paragraph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class="extra" style:master-page-name="">
      <style:paragraph-properties style:page-number="auto"/>
      <style:text-properties fo:font-size="10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/>
      <style:text-properties fo:font-size="10pt" fo:font-style="italic" fo:font-weight="bold"/>
    </style:style>
    <style:style style:name="Caption" style:family="paragraph" style:class="extra">
      <style:paragraph-properties fo:margin-top="0.212cm" fo:margin-bottom="0.212cm" loext:contextual-spacing="false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/>
      <style:text-properties fo:font-size="10pt"/>
    </style:style>
    <style:style style:name="Addressee" style:family="paragraph" style:parent-style-name="Standard" style:class="extra">
      <style:paragraph-properties fo:margin-top="0cm" fo:margin-bottom="0.106cm" loext:contextual-spacing="false"/>
    </style:style>
    <style:style style:name="Sender" style:family="paragraph" style:parent-style-name="Standard" style:class="extra">
      <style:paragraph-properties fo:margin-top="0cm" fo:margin-bottom="0.106cm" loext:contextual-spacing="false"/>
    </style:style>
    <style:style style:name="Endnote" style:family="paragraph" style:parent-style-name="Standard" style:class="extra">
      <style:paragraph-properties fo:margin-left="0.499cm" fo:margin-right="0cm" fo:text-indent="-0.499cm" style:auto-text-indent="false"/>
      <style:text-properties fo:font-size="10pt"/>
    </style:style>
    <style:style style:name="Drawing" style:family="paragraph" style:parent-style-name="TextNormal" style:next-style-name="TextNormal" style:class="extra" style:master-page-name="">
      <style:paragraph-properties style:page-number="auto">
        <style:tab-stops>
          <style:tab-stop style:position="9.999cm"/>
        </style:tab-stops>
      </style:paragraph-properties>
    </style:style>
    <style:style style:name="Index" style:family="paragraph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1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0.998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VordruckKlein" style:family="paragraph" style:parent-style-name="Schrift1">
      <style:text-properties fo:font-size="7pt"/>
    </style:style>
    <style:style style:name="VordruckGroß" style:family="paragraph" style:parent-style-name="Schrift1">
      <style:text-properties fo:font-size="11pt" fo:font-weight="bold"/>
    </style:style>
    <style:style style:name="Schrift1" style:family="paragraph">
      <style:paragraph-properties>
        <style:tab-stops/>
      </style:paragraph-properties>
      <style:text-properties style:font-name="Arial1" fo:font-family="Arial" style:font-style-name="Standard" style:font-family-generic="swiss" style:font-pitch="variable"/>
    </style:style>
    <style:style style:name="Schrift2" style:family="paragraph" style:master-page-name="">
      <style:paragraph-properties style:page-number="auto"/>
      <style:text-properties style:font-name="Times New Roman1" fo:font-family="'Times New Roman'" style:font-style-name="Standard" style:font-family-generic="roman" style:font-pitch="variable"/>
    </style:style>
    <style:style style:name="TextNormal" style:family="paragraph" style:parent-style-name="Schrift2" style:master-page-name="">
      <style:paragraph-properties fo:margin-top="0cm" fo:margin-bottom="0cm" loext:contextual-spacing="false" fo:line-height="150%" fo:orphans="2" fo:widows="2" fo:hyphenation-ladder-count="no-limit" style:page-number="auto"/>
      <style:text-properties fo:hyphenate="true" fo:hyphenation-remain-char-count="2" fo:hyphenation-push-char-count="2" loext:hyphenation-no-caps="false"/>
    </style:style>
    <style:style style:name="Kopfzeile_5f_OFD" style:display-name="Kopfzeile_OFD" style:family="paragraph" style:parent-style-name="VordruckGroß" style:class="extra">
      <style:paragraph-properties fo:text-align="center" style:justify-single-word="false"/>
      <style:text-properties style:font-name="Times New Roman" fo:font-family="'Times New Roman'" style:font-family-generic="roman" style:font-pitch="variable" fo:font-size="12pt"/>
    </style:style>
    <style:style style:name="Fusszeile_5f_OFD" style:display-name="Fusszeile_OFD" style:family="paragraph" style:parent-style-name="Schrift1" style:class="extra" style:master-page-name="">
      <style:paragraph-properties fo:text-align="end" style:justify-single-word="false" style:page-number="auto">
        <style:tab-stops>
          <style:tab-stop style:position="17cm" style:type="right"/>
        </style:tab-stops>
      </style:paragraph-properties>
      <style:text-properties style:font-name="Times New Roman1" fo:font-family="'Times New Roman'" style:font-style-name="Standard" style:font-family-generic="roman" style:font-pitch="variable" fo:font-size="12pt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normal" fo:text-transform="none" fo:color="#ffffff" style:font-name="Arial1" fo:font-family="Arial" style:font-style-name="Standard" style:font-family-generic="swiss" style:font-pitch="variable" fo:font-size="10pt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Citation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ourier New" fo:font-family="'Courier New'" style:font-family-generic="roman" style:font-pitch="fixed"/>
    </style:style>
    <style:style style:name="Example" style:family="text">
      <style:text-properties style:font-name="Courier New" fo:font-family="'Courier New'" style:font-family-generic="roman" style:font-pitch="fixed"/>
    </style:style>
    <style:style style:name="User_20_Entry" style:display-name="User Entry" style:family="text">
      <style:text-properties style:font-name="Courier New" fo:font-family="'Courier New'" style:font-family-generic="roman" style:font-pitch="fixed"/>
    </style:style>
    <style:style style:name="Variable" style:family="text">
      <style:text-properties fo:font-style="italic"/>
    </style:style>
    <style:style style:name="Definition" style:family="text"/>
    <style:style style:name="Teletype" style:family="text">
      <style:text-properties style:font-name="Courier New" fo:font-family="'Courier New'" style:font-family-generic="roman" style:font-pitch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style:wrap="dynamic" style:number-wrapped-paragraphs="no-limit" style:wrap-contour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chrift1">
      <style:paragraph-properties>
        <style:tab-stops>
          <style:tab-stop style:position="17cm" style:type="right"/>
        </style:tab-stops>
      </style:paragraph-properties>
    </style:style>
    <style:style style:name="MP2" style:family="paragraph" style:parent-style-name="Kopfzeile_5f_OFD">
      <style:paragraph-properties fo:text-align="start" style:justify-single-word="false"/>
      <style:text-properties fo:font-weight="normal"/>
    </style:style>
    <style:style style:name="MP3" style:family="paragraph" style:parent-style-name="TextNormal">
      <style:paragraph-properties fo:line-height="100%"/>
      <style:text-properties style:font-name="Times New Roman"/>
    </style:style>
    <style:style style:name="MT1" style:family="text">
      <style:text-properties fo:font-size="10pt"/>
    </style:style>
    <style:style style:name="MT2" style:family="text">
      <style:text-properties fo:font-weight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ge-content" fo:padding="0cm" fo:border="none" style:shadow="none" draw:shadow-opacity="100%"/>
    </style:style>
    <style:page-layout style:name="Mpm1">
      <style:page-layout-properties fo:page-width="20.999cm" fo:page-height="29.699cm" style:num-format="1" style:print-orientation="portrait" fo:margin-top="1cm" fo:margin-bottom="1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cm" fo:margin-left="0cm" fo:margin-right="0cm" fo:margin-top="0.3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1cm" fo:margin-bottom="0.7cm" fo:margin-left="2.4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999cm" fo:margin-left="0cm" fo:margin-right="0cm" fo:margin-bottom="0cm"/>
      </style:header-style>
      <style:footer-style>
        <style:header-footer-properties fo:min-height="0cm" fo:margin-left="0cm" fo:margin-right="0cm" fo:margin-top="0.3cm"/>
      </style:footer-style>
    </style:page-layout>
    <style:page-layout style:name="Mpm10">
      <style:page-layout-properties fo:page-width="20.999cm" fo:page-height="29.699cm" style:num-format="1" style:print-orientation="portrait" fo:margin-top="1cm" fo:margin-bottom="1cm" fo:margin-left="2.4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1cm"/>
      </style:header-style>
      <style:footer-style>
        <style:header-footer-properties svg:height="0.9cm" fo:margin-left="0cm" fo:margin-right="0cm" fo:margin-top="0.3cm"/>
      </style:footer-style>
    </style:page-layout>
    <style:page-layout style:name="Mpm11" style:page-usage="right">
      <style:page-layout-properties fo:page-width="21.001cm" fo:page-height="29.7cm" style:num-format="1" style:print-orientation="portrait" fo:margin-top="1cm" fo:margin-bottom="1cm" fo:margin-left="2.4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8.498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cm" fo:margin-left="0cm" fo:margin-right="0cm" fo:margin-top="0.3cm" fo:background-color="transparent" style:dynamic-spacing="false" draw:fill="none" draw:fill-color="#cfe7f5"/>
      </style:footer-style>
    </style:page-layout>
    <style:page-layout style:name="Mpm1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MP1"><text:tab/><text:span text:style-name="MT1"><text:page-continuation text:string-value="- " text:select-page="next"/></text:span><text:span text:style-name="MT1"><text:page-number text:select-page="current" text:page-adjust="1"/></text:span><text:span text:style-name="MT1"><text:page-continuation text:string-value=" -" text:select-page="next"/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Hotti" style:page-layout-name="Mpm9" style:next-style-name="Folgeseite">
      <style:header>
        <text:user-field-decls>
          <text:user-field-decl office:value-type="float" office:value="0" text:name="Verfügung"/>
        </text:user-field-decls>
        <text:p text:style-name="Standard"><text:user-field-get style:data-style-name="N0" text:name="Verfügung">0</text:user-field-get></text:p>
      </style:header>
      <style:footer>
        <text:p text:style-name="Fusszeile_5f_OFD"><text:page-continuation text:select-page="next">- </text:page-continuation><text:page-number text:select-page="current" text:page-adjust="1">2</text:page-number><text:page-continuation text:select-page="next"> -</text:page-continuation></text:p>
      </style:footer>
    </style:master-page>
    <style:master-page style:name="Folgeseite" style:page-layout-name="Mpm10">
      <style:header>
        <text:p text:style-name="Kopfzeile_5f_OFD"><text:span text:style-name="MT2">- </text:span><text:span text:style-name="MT2"><text:page-number text:select-page="current">2</text:page-number></text:span><text:span text:style-name="MT2"><text:s/>-</text:span></text:p>
      </style:header>
      <style:footer>
        <text:p text:style-name="Fusszeile_5f_OFD"><text:tab/><text:page-continuation text:string-value="- " text:select-page="next"/><text:page-number text:select-page="current" text:page-adjust="1"/><text:page-continuation text:string-value=" -" text:select-page="next"/></text:p>
      </style:footer>
    </style:master-page>
    <style:master-page style:name="RueckantwortRechts" style:page-layout-name="Mpm11" style:next-style-name="Rueckantwort">
      <style:header>
        <text:p text:style-name="MP2"><draw:frame draw:style-name="Mfr1" draw:name="Rahmen2" text:anchor-type="paragraph" svg:x="0cm" svg:y="2.9cm" svg:width="7.999cm" svg:height="3cm" draw:z-index="0"><draw:text-box><text:p text:style-name="MP3"/></draw:text-box></draw:frame></text:p>
      </style:header>
      <style:footer>
        <text:p text:style-name="Fusszeile_5f_OFD"><text:tab/><text:page-continuation text:string-value="- " text:select-page="next"/><text:page-number text:select-page="current" text:page-adjust="1"/><text:page-continuation text:string-value=" -" text:select-page="next"/></text:p>
      </style:footer>
    </style:master-page>
    <style:master-page style:name="Rueckantwort" style:page-layout-name="Mpm10">
      <style:header>
        <text:p text:style-name="Kopfzeile_5f_OFD"><text:span text:style-name="MT2">- </text:span><text:span text:style-name="MT2"><text:page-number text:select-page="current">0</text:page-number></text:span><text:span text:style-name="MT2"><text:s/>-</text:span></text:p>
      </style:header>
      <style:footer>
        <text:p text:style-name="Fusszeile_5f_OFD"><text:tab/><text:page-continuation text:string-value="- " text:select-page="next"/><text:page-number text:select-page="current" text:page-adjust="1"/><text:page-continuation text:string-value=" -" text:select-page="next"/></text:p>
      </style:footer>
    </style:master-page>
    <style:master-page style:name="Landscape" style:page-layout-name="Mpm1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CIB_Office/6.4.0.27$Windows_X86_64 LibreOffice_project/20214385006fccebcfd3caf2f136ecc224c6b740</meta:generator>
    <meta:initial-creator> </meta:initial-creator>
    <meta:creation-date>2000-09-01T07:52:32</meta:creation-date>
    <dc:date>2024-08-15T09:05:46.334000000</dc:date>
    <meta:printed-by> </meta:printed-by>
    <meta:print-date>2005-10-20T15:32:47</meta:print-date>
    <meta:editing-cycles>172</meta:editing-cycles>
    <meta:editing-duration>PT6H48M52S</meta:editing-duration>
    <meta:document-statistic meta:table-count="0" meta:image-count="0" meta:object-count="0" meta:page-count="2" meta:paragraph-count="13" meta:word-count="28" meta:character-count="133" meta:non-whitespace-character-count="109"/>
    <meta:user-defined meta:name="Info 0"/>
    <meta:user-defined meta:name="Info 1"/>
    <meta:user-defined meta:name="Info 2"/>
    <meta:user-defined meta:name="Info 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Option Explicit

' --------------------------------------------------------
' toggle the content of userfield 'Verfügung' from 0 to 1 
' and vice versa
' --------------------------------------------------------
Sub Main

	Dim oDoc as Object				' css.lang.XComponent
	
	' for updating userfield value =&gt; update conditions in text:section
	Dim oTextFieldMasters As Object	' css.text.XTextFieldsSupplier
	Dim oTextField As Object		' css.text.XTextField
	Dim oTextFieldsEnum As Object	' css.container.XEnumerationAccess
	Dim sContent As String			' content of toggle userfield
	Dim sName As String				' userfieldname to toggle

	' css.lang.XComponent	
	oDoc = ThisComponent
	
	' lock ui
	' UnoRuntime.queryInterface(css.frame.XModel, css.lang.XComponent).lockControllers()
	oDoc.lockControllers()
	
	'  update userfields
	sName = "Verfügung"
	oTextFieldMasters = oDoc.getTextFieldMasters()
	If oTextFieldMasters.hasByName( "com.sun.star.text.fieldmaster.User." &amp; sName) Then
		oTextField = oTextFieldMasters.getByName("com.sun.star.text.fieldmaster.User." &amp; sName)
		If oTextField.Content = "0" Then
			sContent = "1"
		Else
			sContent = "0"
		EndIf
		oTextField.Content = sContent
	EndIf
	
	' unlock ui
	' UnoRuntime.queryInterface(css.frame.XModel, css.lang.XComponent).unlockControllers()
	oDoc.unlockControllers()
	
	' repaint ui ...
	
	' css.text.XTextFieldsSupplier.getTextFields()
	oTextFieldsEnum = oDoc.getTextFields()
	
	' UnoRuntime.queryInterface(XRefreshable.class, css.text.XTextFieldsSupplier.getTextFields() ).refresh()
	oTextFieldsEnum.refresh()
	
	' UnoRuntime.queryInterface(XRefreshable.class, css.lang.XComponent).refresh()
	oDoc.refresh()
	
	' for dispatching .uno:RefreshView
	Dim oDispatchHelper As Object	' css.frame.XDispatchHelper
	Dim oFrame As Object			' css.frame.XDispatchProvider
	Dim aEmpty(0) As New com.sun.star.beans.PropertyValue
	
	' css.frame.XDispatchHelper.executeDispatch( css.frame.XDispatchProvider, ".uno:RefreshView", "", css.frame.FrameSearchFlag.AUTO, new PropertyValue[0] )
	oDispatchHelper = CreateUnoService("com.sun.star.frame.DispatchHelper")
	oFrame = oDoc.getCurrentController().getFrame()
	oDispatchHelper.executeDispatch( oFrame, ".uno:RefreshView", "", 0, aEmpty() 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